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e11" officeooo:paragraph-rsid="000ece11"/>
    </style:style>
    <style:style style:name="P2" style:family="paragraph" style:parent-style-name="Standard">
      <style:text-properties officeooo:rsid="000ece11" officeooo:paragraph-rsid="001962f3"/>
    </style:style>
    <style:style style:name="P3" style:family="paragraph" style:parent-style-name="Standard">
      <style:text-properties fo:font-weight="bold" officeooo:rsid="000ece11" officeooo:paragraph-rsid="000ece11" style:font-weight-asian="bold" style:font-weight-complex="bold"/>
    </style:style>
    <style:style style:name="P4" style:family="paragraph" style:parent-style-name="Standard">
      <style:text-properties fo:font-weight="bold" officeooo:rsid="0010a772" officeooo:paragraph-rsid="0010a772" style:font-weight-asian="bold" style:font-weight-complex="bold"/>
    </style:style>
    <style:style style:name="P5" style:family="paragraph" style:parent-style-name="Standard">
      <style:text-properties fo:font-weight="bold" officeooo:rsid="000edc0b" officeooo:paragraph-rsid="000edc0b" style:font-weight-asian="bold" style:font-weight-complex="bold"/>
    </style:style>
    <style:style style:name="P6" style:family="paragraph" style:parent-style-name="Standard">
      <style:text-properties fo:font-weight="bold" officeooo:rsid="0014498a" officeooo:paragraph-rsid="0014498a" style:font-weight-asian="bold" style:font-weight-complex="bold"/>
    </style:style>
    <style:style style:name="P7" style:family="paragraph" style:parent-style-name="Standard">
      <style:text-properties fo:font-weight="bold" officeooo:rsid="0022dd64" officeooo:paragraph-rsid="0022dd64" style:font-weight-asian="bold" style:font-weight-complex="bold"/>
    </style:style>
    <style:style style:name="P8" style:family="paragraph" style:parent-style-name="Standard">
      <style:text-properties fo:font-weight="bold" officeooo:rsid="0022dd64" officeooo:paragraph-rsid="002ffec5" style:font-weight-asian="bold" style:font-weight-complex="bold"/>
    </style:style>
    <style:style style:name="P9" style:family="paragraph" style:parent-style-name="Standard">
      <style:text-properties fo:font-weight="bold" officeooo:rsid="000ece11" officeooo:paragraph-rsid="000ece11" fo:background-color="#ffff00" style:font-weight-asian="bold" style:font-weight-complex="bold"/>
    </style:style>
    <style:style style:name="P10" style:family="paragraph" style:parent-style-name="Standard">
      <style:text-properties officeooo:rsid="000edc0b" officeooo:paragraph-rsid="000edc0b"/>
    </style:style>
    <style:style style:name="P11" style:family="paragraph" style:parent-style-name="Standard">
      <style:text-properties officeooo:rsid="0010a772" officeooo:paragraph-rsid="0010a772"/>
    </style:style>
    <style:style style:name="P12" style:family="paragraph" style:parent-style-name="Standard">
      <style:text-properties officeooo:rsid="00119d00" officeooo:paragraph-rsid="00119d00"/>
    </style:style>
    <style:style style:name="P13" style:family="paragraph" style:parent-style-name="Standard">
      <style:text-properties officeooo:rsid="00119d00" officeooo:paragraph-rsid="000ece11"/>
    </style:style>
    <style:style style:name="P14" style:family="paragraph" style:parent-style-name="Standard">
      <style:text-properties officeooo:rsid="0014498a" officeooo:paragraph-rsid="0014498a"/>
    </style:style>
    <style:style style:name="P15" style:family="paragraph" style:parent-style-name="Standard">
      <style:text-properties officeooo:rsid="00169e61" officeooo:paragraph-rsid="0014498a"/>
    </style:style>
    <style:style style:name="P16" style:family="paragraph" style:parent-style-name="Standard">
      <style:text-properties officeooo:rsid="00169e61" officeooo:paragraph-rsid="00169e61"/>
    </style:style>
    <style:style style:name="P17" style:family="paragraph" style:parent-style-name="Standard">
      <style:text-properties officeooo:rsid="001962f3" officeooo:paragraph-rsid="001962f3"/>
    </style:style>
    <style:style style:name="P18" style:family="paragraph" style:parent-style-name="Standard">
      <style:text-properties officeooo:rsid="001962f3" officeooo:paragraph-rsid="001cf86e"/>
    </style:style>
    <style:style style:name="P19" style:family="paragraph" style:parent-style-name="Standard">
      <style:text-properties officeooo:rsid="001996ef" officeooo:paragraph-rsid="001996ef"/>
    </style:style>
    <style:style style:name="P20" style:family="paragraph" style:parent-style-name="Standard">
      <style:text-properties officeooo:rsid="001996ef" officeooo:paragraph-rsid="0017c62e"/>
    </style:style>
    <style:style style:name="P21" style:family="paragraph" style:parent-style-name="Standard">
      <style:text-properties officeooo:rsid="001996ef" officeooo:paragraph-rsid="002ffec5"/>
    </style:style>
    <style:style style:name="P22" style:family="paragraph" style:parent-style-name="Standard">
      <style:text-properties officeooo:rsid="0022dd64" officeooo:paragraph-rsid="0022dd64"/>
    </style:style>
    <style:style style:name="P23" style:family="paragraph" style:parent-style-name="Standard">
      <style:text-properties officeooo:rsid="0022dd64" officeooo:paragraph-rsid="002a0ab2"/>
    </style:style>
    <style:style style:name="P24" style:family="paragraph" style:parent-style-name="Standard">
      <style:text-properties fo:font-weight="normal" officeooo:rsid="0022dd64" officeooo:paragraph-rsid="0022dd64" style:font-weight-asian="normal" style:font-weight-complex="normal"/>
    </style:style>
    <style:style style:name="P25" style:family="paragraph" style:parent-style-name="Standard">
      <style:text-properties fo:font-weight="normal" officeooo:rsid="0025abbe" officeooo:paragraph-rsid="0025abbe" style:font-weight-asian="normal" style:font-weight-complex="normal"/>
    </style:style>
    <style:style style:name="P26" style:family="paragraph" style:parent-style-name="Standard">
      <style:text-properties fo:font-weight="normal" officeooo:rsid="0017c62e" officeooo:paragraph-rsid="002cd358" style:font-weight-asian="normal" style:font-weight-complex="normal"/>
    </style:style>
    <style:style style:name="P27" style:family="paragraph" style:parent-style-name="Standard">
      <style:text-properties fo:font-weight="normal" officeooo:rsid="002ffec5" officeooo:paragraph-rsid="002ffec5" style:font-weight-asian="normal" style:font-weight-complex="normal"/>
    </style:style>
    <style:style style:name="P28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29" style:family="paragraph" style:parent-style-name="Standard">
      <style:text-properties officeooo:rsid="00292cd2" officeooo:paragraph-rsid="00292cd2"/>
    </style:style>
    <style:style style:name="P30" style:family="paragraph" style:parent-style-name="Standard">
      <style:text-properties officeooo:paragraph-rsid="002a0ab2"/>
    </style:style>
    <style:style style:name="P31" style:family="paragraph" style:parent-style-name="Standard">
      <style:text-properties officeooo:rsid="0017c62e" officeooo:paragraph-rsid="00169e61"/>
    </style:style>
    <style:style style:name="P32" style:family="paragraph" style:parent-style-name="Standard">
      <style:text-properties officeooo:rsid="002cd358" officeooo:paragraph-rsid="002cd358"/>
    </style:style>
    <style:style style:name="P33" style:family="paragraph" style:parent-style-name="Standard">
      <style:text-properties officeooo:rsid="002ea726" officeooo:paragraph-rsid="002ea726"/>
    </style:style>
    <style:style style:name="P34" style:family="paragraph" style:parent-style-name="Standard">
      <style:text-properties officeooo:rsid="0022dd64" officeooo:paragraph-rsid="0022dd64"/>
    </style:style>
    <style:style style:name="P35" style:family="paragraph" style:parent-style-name="Standard">
      <style:text-properties officeooo:rsid="00316267" officeooo:paragraph-rsid="00316267"/>
    </style:style>
    <style:style style:name="P36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37" style:family="paragraph" style:parent-style-name="Standard">
      <style:text-properties fo:font-weight="normal" officeooo:rsid="002ffec5" officeooo:paragraph-rsid="00316267" style:font-weight-asian="normal" style:font-weight-complex="normal"/>
    </style:style>
    <style:style style:name="P38" style:family="paragraph" style:parent-style-name="Standard">
      <style:text-properties fo:font-weight="normal" officeooo:rsid="0033201d" officeooo:paragraph-rsid="0033201d" style:font-weight-asian="normal" style:font-weight-complex="normal"/>
    </style:style>
    <style:style style:name="P39" style:family="paragraph" style:parent-style-name="Standard">
      <style:text-properties fo:font-weight="normal" officeooo:rsid="0033bc0e" officeooo:paragraph-rsid="0033bc0e" style:font-weight-asian="normal" style:font-weight-complex="normal"/>
    </style:style>
    <style:style style:name="P40" style:family="paragraph" style:parent-style-name="Standard">
      <style:text-properties fo:font-weight="normal" officeooo:rsid="0033bc0e" officeooo:paragraph-rsid="00351379" style:font-weight-asian="normal" style:font-weight-complex="normal"/>
    </style:style>
    <style:style style:name="P41" style:family="paragraph" style:parent-style-name="Standard">
      <style:text-properties fo:font-weight="normal" officeooo:rsid="0022dd64" officeooo:paragraph-rsid="0033201d" style:font-weight-asian="normal" style:font-weight-complex="normal"/>
    </style:style>
    <style:style style:name="P42" style:family="paragraph" style:parent-style-name="Standard">
      <style:text-properties fo:font-weight="normal" officeooo:rsid="0022dd64" officeooo:paragraph-rsid="002ffec5" style:font-weight-asian="normal" style:font-weight-complex="normal"/>
    </style:style>
    <style:style style:name="P43" style:family="paragraph" style:parent-style-name="Standard">
      <style:text-properties fo:font-weight="normal" officeooo:rsid="00351379" officeooo:paragraph-rsid="00351379" style:font-weight-asian="normal" style:font-weight-complex="normal"/>
    </style:style>
    <style:style style:name="P44" style:family="paragraph" style:parent-style-name="Standard">
      <style:text-properties officeooo:rsid="001996ef" officeooo:paragraph-rsid="00316267"/>
    </style:style>
    <style:style style:name="P45" style:family="paragraph" style:parent-style-name="Standard">
      <style:text-properties fo:font-weight="bold" officeooo:rsid="0022dd64" officeooo:paragraph-rsid="00316267" style:font-weight-asian="bold" style:font-weight-complex="bold"/>
    </style:style>
    <style:style style:name="P46" style:family="paragraph" style:parent-style-name="Standard">
      <style:text-properties fo:font-weight="bold" officeooo:rsid="0022dd64" officeooo:paragraph-rsid="0033201d" style:font-weight-asian="bold" style:font-weight-complex="bold"/>
    </style:style>
    <style:style style:name="P47" style:family="paragraph" style:parent-style-name="Text_20_body">
      <style:text-properties officeooo:paragraph-rsid="0033bc0e"/>
    </style:style>
    <style:style style:name="T1" style:family="text">
      <style:text-properties officeooo:rsid="000edc0b"/>
    </style:style>
    <style:style style:name="T2" style:family="text">
      <style:text-properties officeooo:rsid="0010a772"/>
    </style:style>
    <style:style style:name="T3" style:family="text">
      <style:text-properties officeooo:rsid="00119d00"/>
    </style:style>
    <style:style style:name="T4" style:family="text">
      <style:text-properties officeooo:rsid="001449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5a2b" style:font-style-asian="italic" style:font-style-complex="italic"/>
    </style:style>
    <style:style style:name="T7" style:family="text">
      <style:text-properties fo:font-style="italic" officeooo:rsid="0033201d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498a" style:font-weight-asian="bold" style:font-weight-complex="bold"/>
    </style:style>
    <style:style style:name="T11" style:family="text">
      <style:text-properties fo:font-weight="bold" officeooo:rsid="00292cd2" style:font-weight-asian="bold" style:font-weight-complex="bold"/>
    </style:style>
    <style:style style:name="T12" style:family="text">
      <style:text-properties officeooo:rsid="0014ca0d"/>
    </style:style>
    <style:style style:name="T13" style:family="text">
      <style:text-properties officeooo:rsid="001962f3"/>
    </style:style>
    <style:style style:name="T14" style:family="text">
      <style:text-properties officeooo:rsid="001cf86e"/>
    </style:style>
    <style:style style:name="T15" style:family="text">
      <style:text-properties officeooo:rsid="0022dd6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abbe" style:font-style-asian="normal" style:font-style-complex="normal"/>
    </style:style>
    <style:style style:name="T18" style:family="text">
      <style:text-properties fo:font-style="normal" officeooo:rsid="0033201d" style:font-style-asian="normal" style:font-style-complex="normal"/>
    </style:style>
    <style:style style:name="T19" style:family="text">
      <style:text-properties fo:font-style="normal" officeooo:rsid="00351379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25abb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abbe" style:font-weight-asian="normal" style:font-weight-complex="normal"/>
    </style:style>
    <style:style style:name="T24" style:family="text">
      <style:text-properties fo:font-weight="normal" officeooo:rsid="002a0ab2" style:font-weight-asian="normal" style:font-weight-complex="normal"/>
    </style:style>
    <style:style style:name="T25" style:family="text">
      <style:text-properties fo:font-weight="normal" officeooo:rsid="0033bc0e" style:font-weight-asian="normal" style:font-weight-complex="normal"/>
    </style:style>
    <style:style style:name="T26" style:family="text">
      <style:text-properties officeooo:rsid="00292cd2"/>
    </style:style>
    <style:style style:name="T27" style:family="text">
      <style:text-properties officeooo:rsid="002a0ab2"/>
    </style:style>
    <style:style style:name="T28" style:family="text">
      <style:text-properties officeooo:rsid="002ea726"/>
    </style:style>
    <style:style style:name="T29" style:family="text">
      <style:text-properties officeooo:rsid="002ffec5"/>
    </style:style>
    <style:style style:name="T30" style:family="text">
      <style:text-properties officeooo:rsid="00316267"/>
    </style:style>
    <style:style style:name="T31" style:family="text">
      <style:text-properties officeooo:rsid="003320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FFINAMENTO REQUISITI – PROGETTO <text:span text:style-name="T1">e</text:span>B<text:span text:style-name="T1">uy</text:span></text:p>
      <text:p text:style-name="P9"/>
      <text:p text:style-name="P1"/>
      <text:p text:style-name="P3">1. Degli utenti interessa:</text:p>
      <text:p text:style-name="P1"><text:s text:c="2"/>1.1. Username : Stringa alfanumerica (univoca)</text:p>
      <text:p text:style-name="P1"><text:s text:c="2"/>1.2. Istante di Registrazione : valore predefinito DataOra</text:p>
      <text:p text:style-name="P11"><text:s text:c="2"/>1.3. I post che hanno pubblicato ( v. requ. 3)</text:p>
      <text:p text:style-name="P11"><text:s text:c="2"/>1.4. I post CompraSubito che hanno acquistato (v. requ. 3.5)</text:p>
      <text:p text:style-name="P11"><text:s text:c="2"/>1.5. Le aste a cui hanno inviato bid (v. requ. 3.4)</text:p>
      <text:p text:style-name="P17"><text:s text:c="2"/>1.6. Se sono utenti privati:</text:p>
      <text:p text:style-name="P17"><text:s text:c="5"/>1.6.1. I bid proposti <text:s/>(v. requ. 4)</text:p>
      <text:p text:style-name="P17"><text:s text:c="5"/>1.6.2. E gli oggetti acquistatti in modalità “compralo subito” (v. req. 3.5.)</text:p>
      <text:p text:style-name="P17"><text:s text:c="2"/>1.7. Se sono venditori professionali:</text:p>
      <text:p text:style-name="P17"><text:s text:c="5"/>1.7.1. I loro post (v. requ. 3)</text:p>
      <text:p text:style-name="P17"><text:s text:c="5"/>1.7.2. La URL della loro vetrina</text:p>
      <text:p text:style-name="P17"><text:s text:c="5"/>1.7.3. La popolarità calcolata come:</text:p>
      <text:p text:style-name="P18"><text:s text:c="14"/>- La somma del numero di utenti che hanno fatto bid ai loro post e il numero di utenti</text:p>
      <text:p text:style-name="P18"><text:span text:style-name="T14"><text:s text:c="16"/>che </text:span>hanno acquistato in modalità “compralo subito” (tutto negli ultimi 12 mesi)</text:p>
      <text:p text:style-name="P17"><text:s text:c="13"/>- Se &lt; 50 è bassa </text:p>
      <text:p text:style-name="P17"><text:s text:c="13"/>- Se è tra 50 e 300 è media</text:p>
      <text:p text:style-name="P17"><text:s text:c="13"/>- Se <text:s/>&gt; 300 è alta</text:p>
      <text:p text:style-name="P17"><text:s text:c="4"/>1.7.4. L’affidabilità è calcolata come:</text:p>
      <text:p text:style-name="P17"><text:s text:c="13"/>- m*(1-z)/5</text:p>
      <text:p text:style-name="P2"><text:s text:c="13"/>- “<text:span text:style-name="T13">m” è la media aritmetica di tutti i feedback ricevuti -z = FN/FT, dove FN è il numero</text:span></text:p>
      <text:p text:style-name="P17"><text:s text:c="16"/>di feedback negativi sono quelli che hanno voto &lt;= 2</text:p>
      <text:p text:style-name="P1"><text:s text:c="4"/></text:p>
      <text:p text:style-name="P1"/>
      <text:p text:style-name="P3">2. Degli oggetti in vendita interessa:</text:p>
      <text:p text:style-name="P1">2.1. Se è nuovo:</text:p>
      <text:p text:style-name="P13"><text:s text:c="3"/>2.1.1. Il numero di anni di garanzia (minimo 2)</text:p>
      <text:p text:style-name="P12">2.2. Se usato:</text:p>
      <text:p text:style-name="P12"><text:s text:c="3"/>2.2.1. Il numero di <text:s/>anni di garanzia (minimo 0)</text:p>
      <text:p text:style-name="P12"><text:s text:c="3"/>2.2.2. Le condizioni (ottimo, buono, discreto, da sistemare)</text:p>
      <text:p text:style-name="P1"/>
      <text:p text:style-name="P1"/>
      <text:p text:style-name="P3">3. Dei post ci interessa:</text:p>
      <text:p text:style-name="P1"><text:s text:c="2"/>3.1. Descrizione : Stringa di caratteri alfanumerici di max 5000 caratteri secondo standard.</text:p>
      <text:p text:style-name="P2"><text:s text:c="2"/>3.2. Categoria:</text:p>
      <text:p text:style-name="P17"><text:s text:c="5"/>3.2.1 Le sottocategorie</text:p>
      <text:p text:style-name="P2"><text:span text:style-name="T13"><text:s text:c="5"/>3.2.2 Calcolare le dirette sottocategorie</text:span> </text:p>
      <text:p text:style-name="P10"><text:s text:c="2"/>3.3. Metodi di pagamento : Enumerativo con valore predefinito pagamento = {bonifico, carta di credito}</text:p>
      <text:p text:style-name="P10"><text:s text:c="2"/>3.4. Se è un’asta interessa:</text:p>
      <text:p text:style-name="P10"><text:s text:c="5"/>3.4.1. Prezzo iniziale : Reale &gt;= 0 → vincoliamo però il fatto che esso deve essere maggiore di 0.</text:p>
      <text:p text:style-name="P10"><text:s text:c="5"/>3.4.2. Prezzo dei rialzi : Reale &gt; 0</text:p>
      <text:p text:style-name="P10"><text:s text:c="5"/>3.4.3. Scadenza : DataOra</text:p>
      <text:p text:style-name="P11"><text:s text:c="5"/>3.4.4. I bid (v. requ. 4)</text:p>
      <text:p text:style-name="P11"><text:s text:c="5"/>3.4.5. Il prezzo di un dato momento (calcolabile)</text:p>
      <text:p text:style-name="P12"><text:s text:c="5"/>3.4.6. L’ultimo bid (v. requ. 4)</text:p>
      <text:p text:style-name="P12"><text:soft-page-break/><text:s text:c="5"/>3.4.7. L’utente che si è aggiudicato l’asta (v. requ. 1 )</text:p>
      <text:p text:style-name="P10"/>
      <text:p text:style-name="P10"><text:s/>3.5. Se è “Compralo Subito”:</text:p>
      <text:p text:style-name="P10"><text:s text:c="4"/>3.5.1. Prezzo di vendità : Reale &gt; 0</text:p>
      <text:p text:style-name="P10"><text:s text:c="4"/>3.5.2. L’acquirente (v. req<text:span text:style-name="T2">u</text:span>. <text:s/>1), cioè colui che ha acquistato per primo</text:p>
      <text:p text:style-name="P10"/>
      <text:p text:style-name="P10"><text:s/></text:p>
      <text:p text:style-name="P10">3.6 L’utente che l’ha pubblivato ( v. req<text:span text:style-name="T2">u</text:span>. 1)</text:p>
      <text:p text:style-name="P10"><text:s/></text:p>
      <text:p text:style-name="P10">3.7. L’oggetto (v.req<text:span text:style-name="T2">u</text:span>.2)</text:p>
      <text:p text:style-name="P17">3.8. I feedback di cui interessa</text:p>
      <text:p text:style-name="P17"><text:s text:c="3"/>3.8.1. Il voto <text:s/>(intero tra 0 e 5)</text:p>
      <text:p text:style-name="P17"><text:s text:c="3"/>3.8.2. Un commento testuale (opzionale)</text:p>
      <text:p text:style-name="P10"/>
      <text:p text:style-name="P10"/>
      <text:p text:style-name="P4">4. Dei bid ci interessa:</text:p>
      <text:p text:style-name="P11"><text:s/>4.1. Istante : DataOra</text:p>
      <text:p text:style-name="P11"><text:s/>4.2. Bidder (v. requ. 1)</text:p>
      <text:p text:style-name="P10"/>
      <text:p text:style-name="P10"/>
      <text:p text:style-name="P5"/>
      <text:p text:style-name="P5">999. <text:s/>Il sistema deve permettere algi utenti di :</text:p>
      <text:p text:style-name="P10"><text:s text:c="4"/>999.1. Pubblicare post per oggetti di vendita con o senza asta.</text:p>
      <text:p text:style-name="P10"><text:s text:c="4"/><text:span text:style-name="T3">999.2. Proporre un nuovo bid per un oggetto in vendita tramite asta,oppure procedere all’acquisto </text:span></text:p>
      <text:p text:style-name="P10"><text:s text:c="15"/><text:span text:style-name="T3">di un oggetto </text:span></text:p>
      <text:p text:style-name="P10"><text:s text:c="4"/><text:span text:style-name="T13">999.3. Procedere all’acquisto di un oggetto messo in vendita con la modalità “compralo subito”</text:span></text:p>
      <text:p text:style-name="P10"><text:s text:c="4"/><text:span text:style-name="T13">999.4. Registrarsi come venditori professionali o utenti privati</text:span></text:p>
      <text:p text:style-name="P10"><text:s text:c="4"/><text:span text:style-name="T13">999.5. Lasciare feedback a post acquistati in modalità “Compralo Subito” o ad aste aggiudicate </text:span></text:p>
      <text:p text:style-name="P10"/>
      <text:p text:style-name="P10"/>
      <text:p text:style-name="P10">--------------------------------------- <text:span text:style-name="T10">SPECIFICA DELLE CLASSI -</text:span><text:span text:style-name="T4">-------------------------------------------</text:span></text:p>
      <text:p text:style-name="P10"/>
      <text:p text:style-name="P6">SPECIFICA DELLA CLASSE B<text:span text:style-name="T12">id</text:span>:</text:p>
      <text:p text:style-name="P14"/>
      <text:p text:style-name="P14"><text:span text:style-name="T5">[V.Bid.istanteMaggioreDiRegistrazione] </text:span>Gli utenti devono registrarsi prima di proporre bid.</text:p>
      <text:p text:style-name="P14"/>
      <text:p text:style-name="P14">Per ogni b:Bid sia u:Utente tale che (b,u) : bid_ut allora deve essere che b.istante &gt; u.registrazione</text:p>
      <text:p text:style-name="P14"/>
      <text:p text:style-name="P14"/>
      <text:p text:style-name="P14"/>
      <text:p text:style-name="P6">SPECIFICA DELLA CLASSE PostOggetto:</text:p>
      <text:p text:style-name="P6"/>
      <text:p text:style-name="P14"><text:span text:style-name="T5">[V.PostOggetto.pubblicazioneMinoreRegistrazione] </text:span>Un post deve essere pubblicato da un utente già registrato.</text:p>
      <text:p text:style-name="P14"/>
      <text:p text:style-name="P14">Per ogni p:PostOggetto sia u:Utente tale che (u,p): pubblica deve essere che p.pubblicazione &gt; u.registrazione</text:p>
      <text:p text:style-name="P15"/>
      <text:p text:style-name="P16"><text:soft-page-break/><text:span text:style-name="T5">[V.Bid.IstanteTraPubblicazioneScadenza] </text:span>I bid devono essere tra la pubblicazione e la scadenza dell’asta.</text:p>
      <text:p text:style-name="P16"/>
      <text:p text:style-name="P16"/>
      <text:p text:style-name="P16">Per ogni b:Bid sia a:Asta tale che (a,b): asta_bid deve essere che a.pubblicazione &lt; b.istante &lt; <text:s/>a.scadenza</text:p>
      <text:p text:style-name="P31"/>
      <text:p text:style-name="P31"/>
      <text:p text:style-name="P20"/>
      <text:p text:style-name="P19"/>
      <text:p text:style-name="P7">SPECIFICA DELLA CLASSE Asta:</text:p>
      <text:p text:style-name="P7"/>
      <text:p text:style-name="P24"><text:span text:style-name="T5">[V.Asta.Prezzo</text:span><text:span text:style-name="T6">TempoReale</text:span><text:span text:style-name="T5">] </text:span><text:span text:style-name="T16">Il prezzo corrente dell'asta al momento </text:span><text:span text:style-name="T17">(in un certo lasso di tempo)</text:span><text:span text:style-name="T16"> i è uguale al prezzo iniziale più il numero di offerte </text:span><text:span text:style-name="T17">effettuate</text:span><text:span text:style-name="T16"> al momento </text:span><text:span text:style-name="T17">(bid)</text:span><text:span text:style-name="T16"> ≤ </text:span><text:span text:style-name="T17"><text:s/></text:span><text:span text:style-name="T16">i volte l'offerta </text:span><text:span text:style-name="T17">di rialzo.</text:span></text:p>
      <text:p text:style-name="P24"/>
      <text:p text:style-name="P24">Per ogni a:Asta e i:DataOra tale che a.pubblicazione &lt; i &lt; a.scadenza, <text:span text:style-name="T21">così da evitare incongruenze con DataOra dell’asta.</text:span></text:p>
      <text:p text:style-name="P24"/>
      <text:p text:style-name="P25">Inoltre per ogni a:Asta e i:DataOra (istante) che è compreso fra a.pubblicazione e a.scadenza dell’asta:</text:p>
      <text:p text:style-name="P25"/>
      <text:p text:style-name="P25">- Contiamo tutti i bid associati ad a:Asta con i:DataOra (istante) che sia <text:span text:style-name="T15">≤ </text:span>i</text:p>
      <text:p text:style-name="P25">- Per il prezzo in tempo reale utilizziamo la formula:</text:p>
      <text:p text:style-name="P25"/>
      <text:p text:style-name="P25">a.prezzo(i) = a.prezzoIniziale + numeroDeiBid <text:span text:style-name="T15">× </text:span>a.prezzoRialzo</text:p>
      <text:p text:style-name="P25"/>
      <text:p text:style-name="P32"><text:span text:style-name="T5">[V.Asta.PubblicazioneMinoreScadenza] </text:span>La data di scadenza deve essere maggiore rispetto alla data di publicazione, per evitare che la data di scadenza sia prima della data di pubblicazione.</text:p>
      <text:p text:style-name="P32"/>
      <text:p text:style-name="P32">Quindi assumiamo questa condizione → sia dp = dataPubblicazione e ds = dataScadenza quest’ultimo deve seguire la seguente condizione al fine che la condizione sia vera:</text:p>
      <text:p text:style-name="P32"/>
      <text:p text:style-name="P32">a.pubblicazione = <text:s/>a.dp &lt; a.ds </text:p>
      <text:p text:style-name="P32"/>
      <text:p text:style-name="P32"/>
      <text:p text:style-name="P32"><text:s text:c="65"/>--- <text:span text:style-name="T28">oppure ---</text:span></text:p>
      <text:p text:style-name="P32"/>
      <text:p text:style-name="P33">[V.Asta.scadenzaDopoPubblicazione] La scadenza dell’asta deve essere dopo la sua pubblicaziome.</text:p>
      <text:p text:style-name="P33"/>
      <text:p text:style-name="P33">Per ogni oggetto della classe Asta deve essere vero che pubblicazione &lt; scadenza</text:p>
      <text:p text:style-name="P33"/>
      <text:p text:style-name="P33">Più formalmente:</text:p>
      <text:p text:style-name="P33">Per ogni a:Asta deve essere a.pubblicazione &lt; a.scadenza</text:p>
      <text:p text:style-name="P33"/>
      <text:p text:style-name="P33">Equivalentemente:</text:p>
      <text:p text:style-name="P33">Non esiste a:Asta tale che a.pubblicazione &gt; a.scadenza</text:p>
      <text:p text:style-name="P26"/>
      <text:p text:style-name="P25"/>
      <text:p text:style-name="P22"/>
      <text:p text:style-name="P22"/>
      <text:p text:style-name="P22"><text:soft-page-break/></text:p>
      <text:p text:style-name="P21"/>
      <text:p text:style-name="P8">SPECIFICA DELLA CLASSE <text:span text:style-name="T29">Categoria</text:span>:</text:p>
      <text:p text:style-name="P8"/>
      <text:p text:style-name="P27">[V.Categoria.noCicli] Le sottocategorie non possono formare dei cicli.</text:p>
      <text:p text:style-name="P28"/>
      <text:p text:style-name="P28"><text:s text:c="5"/>Sia c[0] ..c [n]: Categoria tale che:</text:p>
      <text:p text:style-name="P28"><text:tab/>- (c[0],c[1]) : sottocategoria</text:p>
      <text:p text:style-name="P28"><text:tab/>- (c[1],c[2]) : sottocategoria</text:p>
      <text:p text:style-name="P28"><text:tab/>…</text:p>
      <text:p text:style-name="P28"><text:tab/>- (c[n-1],c[n]) : sottocategoria</text:p>
      <text:p text:style-name="P28">Non può essere che <text:s/>- (c[n],c[0]) : sottocategoria</text:p>
      <text:p text:style-name="P28"/>
      <text:p text:style-name="P28">E</text:p>
      <text:p text:style-name="P28"/>
      <text:p text:style-name="P28">Non esite c:Categoria tale che (c,c):sottocategoria</text:p>
      <text:p text:style-name="P28"/>
      <text:p text:style-name="P28"/>
      <text:p text:style-name="P44"/>
      <text:p text:style-name="P45">SPECIFICA DELLA CLASSE <text:span text:style-name="T30">PostFeedback</text:span>:</text:p>
      <text:p text:style-name="P45"/>
      <text:p text:style-name="P47"><text:span text:style-name="Strong_20_Emphasis"><text:span text:style-name="T8">[V.PostFeedback.PostCompraloSubito] </text:span></text:span><text:span text:style-name="Strong_20_Emphasis"><text:span text:style-name="T22">Un'istanza di PostFeedback può esistere solo se è associata a un PostOggetto con le seguenti proprietà:</text:span></text:span></text:p>
      <text:p text:style-name="P47"><text:span text:style-name="Strong_20_Emphasis"><text:span text:style-name="T22"><text:s/></text:span></text:span></text:p>
      <text:p text:style-name="P47"><text:span text:style-name="Strong_20_Emphasis"><text:span text:style-name="T25">1. </text:span></text:span><text:span text:style-name="Strong_20_Emphasis"><text:span text:style-name="T22">Il PostOggetto deve appartenere alla modalità di vendita “compralo subito” (cioè non associato ad asta);</text:span></text:span></text:p>
      <text:p text:style-name="P47"><text:span text:style-name="Strong_20_Emphasis"><text:span text:style-name="T22"/></text:span></text:p>
      <text:p text:style-name="P47"><text:span text:style-name="Strong_20_Emphasis"><text:span text:style-name="T25">2. </text:span></text:span><text:span text:style-name="Strong_20_Emphasis"><text:span text:style-name="T22"><text:s/>Il PostOggetto deve essere concluso e aggiudicato, ovvero deve avere:</text:span></text:span></text:p>
      <text:p text:style-name="P47"><text:span text:style-name="Strong_20_Emphasis"><text:span text:style-name="T22"/></text:span></text:p>
      <text:p text:style-name="P47"><text:span text:style-name="Strong_20_Emphasis"><text:span text:style-name="T22"><text:s text:c="8"/></text:span></text:span><text:span text:style-name="Strong_20_Emphasis"><text:span text:style-name="T25">2.1</text:span></text:span><text:span text:style-name="Strong_20_Emphasis"><text:span text:style-name="T22">un acquirente identificato, </text:span></text:span><text:span text:style-name="Strong_20_Emphasis"><text:span text:style-name="T25">quindi che sia → <text:s/></text:span></text:span><text:span text:style-name="Strong_20_Emphasis"><text:span text:style-name="T22">dAcquirente ≠ NULL;</text:span></text:span></text:p>
      <text:p text:style-name="P47"><text:span text:style-name="Strong_20_Emphasis"><text:span text:style-name="T22"/></text:span></text:p>
      <text:p text:style-name="P47"><text:span text:style-name="Strong_20_Emphasis"><text:span text:style-name="T22"><text:s text:c="7"/></text:span></text:span><text:span text:style-name="Strong_20_Emphasis"><text:span text:style-name="T25">2.2</text:span></text:span><text:span text:style-name="Strong_20_Emphasis"><text:span text:style-name="T22"> una data di acquisto registrata, </text:span></text:span><text:span text:style-name="Strong_20_Emphasis"><text:span text:style-name="T25">quindi che sia → </text:span></text:span><text:span text:style-name="Strong_20_Emphasis"><text:span text:style-name="T22">dataAcquisto ≠ NULL.</text:span></text:span></text:p>
      <text:p text:style-name="P37"/>
      <text:p text:style-name="P3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SPECIFICA DELLA CLASSE <text:span text:style-name="T31">Utente</text:span>:</text:p>
      <text:p text:style-name="P46"/>
      <text:p text:style-name="P38"><text:span text:style-name="T5">[V.Utente.IstanteAcquisto] </text:span><text:span text:style-name="T16">Per ogni acquisto effettuato da un utente su un oggetto PostOggetto, è necessario che la data di acquisto sia successiva alla data di pubblicazione del post.</text:span></text:p>
      <text:p text:style-name="P38"><text:span text:style-name="T16"/></text:p>
      <text:p text:style-name="P39"><text:span text:style-name="T16">Quindi assumiamo che siano:</text:span><text:span text:style-name="T18"> dp = dataPubblicazione del PostOggetto </text:span><text:span text:style-name="T16">e </text:span><text:span text:style-name="T18">da = dataAcquisto del PostOggetto</text:span></text:p>
      <text:p text:style-name="P39"><text:span text:style-name="T18"/></text:p>
      <text:p text:style-name="P39"><text:span text:style-name="T18">C</text:span><text:span text:style-name="T16">on la condizione → da &gt; dp ovvero da.dataAcquisto &gt; dp.dataPubblicazione</text:span></text:p>
      <text:p text:style-name="P38"><text:span text:style-name="T16"/></text:p>
      <text:p text:style-name="P38"><text:span text:style-name="T16"/></text:p>
      <text:p text:style-name="P46"/>
      <text:p text:style-name="P46"/>
      <text:p text:style-name="P41"><text:span text:style-name="T7">[V.UtentePrivato.IstanteAcquisto] </text:span><text:span text:style-name="T18">Solo gli utenti privati possono effettuare l’acquisto di un oggetto messo in vendita su un PostOggetto. In tal caso, l’acquisto deve essere completo e correttamente registrato: è quindi necessario che la data di acquisto sia nota.</text:span></text:p>
      <text:p text:style-name="P41"><text:span text:style-name="T18"/></text:p>
      <text:p text:style-name="P40"><text:span text:style-name="T18">Quindi assumiamo che siano: </text:span><text:span text:style-name="T19">u:utente deve appartenere a up:utentePrivato ovvero l’utente che ha effettuato l’acquisto e da:dataAcquisto del PostOggetto acquistato dall’ u:utentePrivato</text:span></text:p>
      <text:p text:style-name="P40"><text:span text:style-name="T19"/></text:p>
      <text:p text:style-name="P40"><text:span text:style-name="T19"/></text:p>
      <text:p text:style-name="P43"><text:span text:style-name="T16">Seguendo la condizione che → <text:s/>u </text:span><text:span text:style-name="T18">∈ </text:span><text:span text:style-name="T16">up <text:s/>→ da </text:span><text:span text:style-name="Strong_20_Emphasis"><text:span text:style-name="T20">≠ </text:span></text:span><text:span text:style-name="T16"><text:s/>NULL <text:s/></text:span></text:p>
      <text:p text:style-name="P41"><text:span text:style-name="T18"/></text:p>
      <text:p text:style-name="P41"><text:span text:style-name="T18"/></text:p>
      <text:p text:style-name="P42"/>
      <text:p text:style-name="P8"/>
      <text:p text:style-name="P22">---------------------------------<text:span text:style-name="T11">SPECIFICA DELLE OPERAZIONI</text:span><text:span text:style-name="T26">-------------------------------------------</text:span></text:p>
      <text:p text:style-name="P22"/>
      <text:p text:style-name="P22"/>
      <text:p text:style-name="P29">Classe <text:span text:style-name="T9">ASTA </text:span><text:span text:style-name="T22">specifica dell’</text:span>operazione <text:span text:style-name="T9">“prezzo”</text:span>:</text:p>
      <text:p text:style-name="P29"/>
      <text:p text:style-name="P22"><text:span text:style-name="T16">Operazione: </text:span><text:span text:style-name="T9">prezzo(i: DataOra): Reale</text:span></text:p>
      <text:p text:style-name="P22"/>
      <text:p text:style-name="P22">Pre-condizioni:</text:p>
      <text:p text:style-name="P22">- <text:span text:style-name="T26">L’istante di tempo </text:span><text:span text:style-name="T11">(</text:span><text:span text:style-name="T9">i</text:span><text:span text:style-name="T11">)</text:span><text:span text:style-name="T9"> </text:span>deve essere compreso tra <text:span text:style-name="T9">la pubblicazione e la scadenza dell’asta</text:span></text:p>
      <text:p text:style-name="P22">- L'asta è <text:span text:style-name="T9">attiva</text:span> a tale <text:span text:style-name="T9">istante </text:span><text:span text:style-name="T11">di tempo definito</text:span><text:span text:style-name="T26">.</text:span></text:p>
      <text:p text:style-name="P22"/>
      <text:p text:style-name="P22">Post-condizioni:</text:p>
      <text:p text:style-name="P23">- <text:span text:style-name="T23">a.prezzo(i) = a.prezzoIniziale + numeroDeiBid </text:span><text:span text:style-name="T24">(i) </text:span><text:span text:style-name="T22">× </text:span><text:span text:style-name="T23">a.prezzoRialzo</text:span></text:p>
      <text:p text:style-name="P30"><text:span text:style-name="T15"><text:s text:c="4"/>dove </text:span><text:span text:style-name="T23">numeroDeiBid </text:span><text:span text:style-name="T24">(i) sono il numero dei bid (b) associati all’asta (a) tale che b.istante &lt;= i</text:span></text:p>
      <text:p text:style-name="P22"/>
      <text:p text:style-name="P22">Vincoli:</text:p>
      <text:p text:style-name="P22">- <text:span text:style-name="T27">a.</text:span>prezzoIniziale &gt; 0</text:p>
      <text:p text:style-name="P22">- <text:span text:style-name="T27">a.prezzoRialzo </text:span><text:s/>&gt; 0</text:p>
      <text:p text:style-name="P22"/>
      <text:p text:style-name="P22"/>
      <text:p text:style-name="P35"/>
      <text:p text:style-name="P35"/>
      <text:p text:style-name="P3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0:45.427263678</meta:creation-date>
    <dc:date>2025-05-30T13:07:02.321175568</dc:date>
    <meta:editing-duration>PT3H16M23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6" meta:paragraph-count="126" meta:word-count="1101" meta:character-count="7582" meta:non-whitespace-character-count="6211"/>
  </office:meta>
</office:document-meta>
</file>